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5:38:5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69922" calcext:value-type="float">
            <text:p>169922</text:p>
          </table:table-cell>
          <table:table-cell office:value-type="float" office:value="164453" calcext:value-type="float">
            <text:p>164453</text:p>
          </table:table-cell>
          <table:table-cell office:value-type="float" office:value="5469" calcext:value-type="float">
            <text:p>5469</text:p>
          </table:table-cell>
          <table:table-cell/>
          <table:table-cell office:value-type="float" office:value="145845" calcext:value-type="float">
            <text:p>145845</text:p>
          </table:table-cell>
          <table:table-cell office:value-type="float" office:value="139388" calcext:value-type="float">
            <text:p>139388</text:p>
          </table:table-cell>
          <table:table-cell office:value-type="float" office:value="6457" calcext:value-type="float">
            <text:p>6457</text:p>
          </table:table-cell>
          <table:table-cell/>
          <table:table-cell office:value-type="float" office:value="352106" calcext:value-type="float">
            <text:p>352106</text:p>
          </table:table-cell>
          <table:table-cell office:value-type="float" office:value="315821" calcext:value-type="float">
            <text:p>315821</text:p>
          </table:table-cell>
          <table:table-cell office:value-type="float" office:value="36285" calcext:value-type="float">
            <text:p>36285</text:p>
          </table:table-cell>
          <table:table-cell/>
          <table:table-cell table:formula="of:=[.M2]/([.E2]+[.I2]+[.M2])" office:value-type="percentage" office:value="0.752629068055008" calcext:value-type="percentage">
            <text:p>75.2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58218" calcext:value-type="float">
            <text:p>158218</text:p>
          </table:table-cell>
          <table:table-cell office:value-type="float" office:value="152365" calcext:value-type="float">
            <text:p>152365</text:p>
          </table:table-cell>
          <table:table-cell office:value-type="float" office:value="5853" calcext:value-type="float">
            <text:p>5853</text:p>
          </table:table-cell>
          <table:table-cell/>
          <table:table-cell office:value-type="float" office:value="156067" calcext:value-type="float">
            <text:p>156067</text:p>
          </table:table-cell>
          <table:table-cell office:value-type="float" office:value="149500" calcext:value-type="float">
            <text:p>149500</text:p>
          </table:table-cell>
          <table:table-cell office:value-type="float" office:value="6567" calcext:value-type="float">
            <text:p>6567</text:p>
          </table:table-cell>
          <table:table-cell/>
          <table:table-cell office:value-type="float" office:value="347612" calcext:value-type="float">
            <text:p>347612</text:p>
          </table:table-cell>
          <table:table-cell office:value-type="float" office:value="310999" calcext:value-type="float">
            <text:p>310999</text:p>
          </table:table-cell>
          <table:table-cell office:value-type="float" office:value="36613" calcext:value-type="float">
            <text:p>36613</text:p>
          </table:table-cell>
          <table:table-cell/>
          <table:table-cell table:formula="of:=[.M3]/([.E3]+[.I3]+[.M3])" office:value-type="percentage" office:value="0.746701201231824" calcext:value-type="percentage">
            <text:p>74.67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26672" calcext:value-type="float">
            <text:p>126672</text:p>
          </table:table-cell>
          <table:table-cell office:value-type="float" office:value="120633" calcext:value-type="float">
            <text:p>120633</text:p>
          </table:table-cell>
          <table:table-cell office:value-type="float" office:value="6039" calcext:value-type="float">
            <text:p>6039</text:p>
          </table:table-cell>
          <table:table-cell/>
          <table:table-cell office:value-type="float" office:value="112921" calcext:value-type="float">
            <text:p>112921</text:p>
          </table:table-cell>
          <table:table-cell office:value-type="float" office:value="106125" calcext:value-type="float">
            <text:p>106125</text:p>
          </table:table-cell>
          <table:table-cell office:value-type="float" office:value="6796" calcext:value-type="float">
            <text:p>6796</text:p>
          </table:table-cell>
          <table:table-cell/>
          <table:table-cell office:value-type="float" office:value="369307" calcext:value-type="float">
            <text:p>369307</text:p>
          </table:table-cell>
          <table:table-cell office:value-type="float" office:value="332592" calcext:value-type="float">
            <text:p>332592</text:p>
          </table:table-cell>
          <table:table-cell office:value-type="float" office:value="36715" calcext:value-type="float">
            <text:p>36715</text:p>
          </table:table-cell>
          <table:table-cell/>
          <table:table-cell table:formula="of:=[.M4]/([.E4]+[.I4]+[.M4])" office:value-type="percentage" office:value="0.740968718466196" calcext:value-type="percentage">
            <text:p>74.1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48931" calcext:value-type="float">
            <text:p>148931</text:p>
          </table:table-cell>
          <table:table-cell office:value-type="float" office:value="143717" calcext:value-type="float">
            <text:p>143717</text:p>
          </table:table-cell>
          <table:table-cell office:value-type="float" office:value="5214" calcext:value-type="float">
            <text:p>5214</text:p>
          </table:table-cell>
          <table:table-cell/>
          <table:table-cell office:value-type="float" office:value="156136" calcext:value-type="float">
            <text:p>156136</text:p>
          </table:table-cell>
          <table:table-cell office:value-type="float" office:value="148980" calcext:value-type="float">
            <text:p>148980</text:p>
          </table:table-cell>
          <table:table-cell office:value-type="float" office:value="7156" calcext:value-type="float">
            <text:p>7156</text:p>
          </table:table-cell>
          <table:table-cell/>
          <table:table-cell office:value-type="float" office:value="356803" calcext:value-type="float">
            <text:p>356803</text:p>
          </table:table-cell>
          <table:table-cell office:value-type="float" office:value="319515" calcext:value-type="float">
            <text:p>319515</text:p>
          </table:table-cell>
          <table:table-cell office:value-type="float" office:value="37288" calcext:value-type="float">
            <text:p>37288</text:p>
          </table:table-cell>
          <table:table-cell/>
          <table:table-cell table:formula="of:=[.M5]/([.E5]+[.I5]+[.M5])" office:value-type="percentage" office:value="0.750896129525958" calcext:value-type="percentage">
            <text:p>75.09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71079" calcext:value-type="float">
            <text:p>171079</text:p>
          </table:table-cell>
          <table:table-cell office:value-type="float" office:value="165064" calcext:value-type="float">
            <text:p>165064</text:p>
          </table:table-cell>
          <table:table-cell office:value-type="float" office:value="6015" calcext:value-type="float">
            <text:p>6015</text:p>
          </table:table-cell>
          <table:table-cell/>
          <table:table-cell office:value-type="float" office:value="148808" calcext:value-type="float">
            <text:p>148808</text:p>
          </table:table-cell>
          <table:table-cell office:value-type="float" office:value="142306" calcext:value-type="float">
            <text:p>142306</text:p>
          </table:table-cell>
          <table:table-cell office:value-type="float" office:value="6502" calcext:value-type="float">
            <text:p>6502</text:p>
          </table:table-cell>
          <table:table-cell/>
          <table:table-cell office:value-type="float" office:value="350343" calcext:value-type="float">
            <text:p>350343</text:p>
          </table:table-cell>
          <table:table-cell office:value-type="float" office:value="312876" calcext:value-type="float">
            <text:p>312876</text:p>
          </table:table-cell>
          <table:table-cell office:value-type="float" office:value="37467" calcext:value-type="float">
            <text:p>37467</text:p>
          </table:table-cell>
          <table:table-cell/>
          <table:table-cell table:formula="of:=[.M6]/([.E6]+[.I6]+[.M6])" office:value-type="percentage" office:value="0.749579865556978" calcext:value-type="percentage">
            <text:p>74.96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72680" calcext:value-type="float">
            <text:p>172680</text:p>
          </table:table-cell>
          <table:table-cell office:value-type="float" office:value="168323" calcext:value-type="float">
            <text:p>168323</text:p>
          </table:table-cell>
          <table:table-cell office:value-type="float" office:value="4357" calcext:value-type="float">
            <text:p>4357</text:p>
          </table:table-cell>
          <table:table-cell/>
          <table:table-cell office:value-type="float" office:value="137549" calcext:value-type="float">
            <text:p>137549</text:p>
          </table:table-cell>
          <table:table-cell office:value-type="float" office:value="133024" calcext:value-type="float">
            <text:p>133024</text:p>
          </table:table-cell>
          <table:table-cell office:value-type="float" office:value="4525" calcext:value-type="float">
            <text:p>4525</text:p>
          </table:table-cell>
          <table:table-cell/>
          <table:table-cell office:value-type="float" office:value="354705" calcext:value-type="float">
            <text:p>354705</text:p>
          </table:table-cell>
          <table:table-cell office:value-type="float" office:value="315986" calcext:value-type="float">
            <text:p>315986</text:p>
          </table:table-cell>
          <table:table-cell office:value-type="float" office:value="38719" calcext:value-type="float">
            <text:p>38719</text:p>
          </table:table-cell>
          <table:table-cell/>
          <table:table-cell table:formula="of:=[.M7]/([.E7]+[.I7]+[.M7])" office:value-type="percentage" office:value="0.813407281359635" calcext:value-type="percentage">
            <text:p>81.34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03284" calcext:value-type="float">
            <text:p>103284</text:p>
          </table:table-cell>
          <table:table-cell office:value-type="float" office:value="99128" calcext:value-type="float">
            <text:p>99128</text:p>
          </table:table-cell>
          <table:table-cell office:value-type="float" office:value="4156" calcext:value-type="float">
            <text:p>4156</text:p>
          </table:table-cell>
          <table:table-cell/>
          <table:table-cell office:value-type="float" office:value="100316" calcext:value-type="float">
            <text:p>100316</text:p>
          </table:table-cell>
          <table:table-cell office:value-type="float" office:value="95714" calcext:value-type="float">
            <text:p>95714</text:p>
          </table:table-cell>
          <table:table-cell office:value-type="float" office:value="4602" calcext:value-type="float">
            <text:p>4602</text:p>
          </table:table-cell>
          <table:table-cell/>
          <table:table-cell office:value-type="float" office:value="375472" calcext:value-type="float">
            <text:p>375472</text:p>
          </table:table-cell>
          <table:table-cell office:value-type="float" office:value="336394" calcext:value-type="float">
            <text:p>336394</text:p>
          </table:table-cell>
          <table:table-cell office:value-type="float" office:value="39078" calcext:value-type="float">
            <text:p>39078</text:p>
          </table:table-cell>
          <table:table-cell/>
          <table:table-cell table:formula="of:=[.M8]/([.E8]+[.I8]+[.M8])" office:value-type="percentage" office:value="0.816916130111213" calcext:value-type="percentage">
            <text:p>81.6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27250" calcext:value-type="float">
            <text:p>127250</text:p>
          </table:table-cell>
          <table:table-cell office:value-type="float" office:value="122752" calcext:value-type="float">
            <text:p>122752</text:p>
          </table:table-cell>
          <table:table-cell office:value-type="float" office:value="4498" calcext:value-type="float">
            <text:p>4498</text:p>
          </table:table-cell>
          <table:table-cell/>
          <table:table-cell office:value-type="float" office:value="111453" calcext:value-type="float">
            <text:p>111453</text:p>
          </table:table-cell>
          <table:table-cell office:value-type="float" office:value="105342" calcext:value-type="float">
            <text:p>105342</text:p>
          </table:table-cell>
          <table:table-cell office:value-type="float" office:value="6111" calcext:value-type="float">
            <text:p>6111</text:p>
          </table:table-cell>
          <table:table-cell/>
          <table:table-cell office:value-type="float" office:value="369770" calcext:value-type="float">
            <text:p>369770</text:p>
          </table:table-cell>
          <table:table-cell office:value-type="float" office:value="331909" calcext:value-type="float">
            <text:p>331909</text:p>
          </table:table-cell>
          <table:table-cell office:value-type="float" office:value="37861" calcext:value-type="float">
            <text:p>37861</text:p>
          </table:table-cell>
          <table:table-cell/>
          <table:table-cell table:formula="of:=[.M9]/([.E9]+[.I9]+[.M9])" office:value-type="percentage" office:value="0.781122343717764" calcext:value-type="percentage">
            <text:p>78.11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72710" calcext:value-type="float">
            <text:p>172710</text:p>
          </table:table-cell>
          <table:table-cell office:value-type="float" office:value="168293" calcext:value-type="float">
            <text:p>168293</text:p>
          </table:table-cell>
          <table:table-cell office:value-type="float" office:value="4417" calcext:value-type="float">
            <text:p>4417</text:p>
          </table:table-cell>
          <table:table-cell/>
          <table:table-cell office:value-type="float" office:value="141212" calcext:value-type="float">
            <text:p>141212</text:p>
          </table:table-cell>
          <table:table-cell office:value-type="float" office:value="136245" calcext:value-type="float">
            <text:p>136245</text:p>
          </table:table-cell>
          <table:table-cell office:value-type="float" office:value="4967" calcext:value-type="float">
            <text:p>4967</text:p>
          </table:table-cell>
          <table:table-cell/>
          <table:table-cell office:value-type="float" office:value="356648" calcext:value-type="float">
            <text:p>356648</text:p>
          </table:table-cell>
          <table:table-cell office:value-type="float" office:value="317694" calcext:value-type="float">
            <text:p>317694</text:p>
          </table:table-cell>
          <table:table-cell office:value-type="float" office:value="38954" calcext:value-type="float">
            <text:p>38954</text:p>
          </table:table-cell>
          <table:table-cell/>
          <table:table-cell table:formula="of:=[.M10]/([.E10]+[.I10]+[.M10])" office:value-type="percentage" office:value="0.805867019736025" calcext:value-type="percentage">
            <text:p>80.5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65512" calcext:value-type="float">
            <text:p>165512</text:p>
          </table:table-cell>
          <table:table-cell office:value-type="float" office:value="161240" calcext:value-type="float">
            <text:p>161240</text:p>
          </table:table-cell>
          <table:table-cell office:value-type="float" office:value="4272" calcext:value-type="float">
            <text:p>4272</text:p>
          </table:table-cell>
          <table:table-cell/>
          <table:table-cell office:value-type="float" office:value="146593" calcext:value-type="float">
            <text:p>146593</text:p>
          </table:table-cell>
          <table:table-cell office:value-type="float" office:value="139391" calcext:value-type="float">
            <text:p>139391</text:p>
          </table:table-cell>
          <table:table-cell office:value-type="float" office:value="7202" calcext:value-type="float">
            <text:p>7202</text:p>
          </table:table-cell>
          <table:table-cell/>
          <table:table-cell office:value-type="float" office:value="354507" calcext:value-type="float">
            <text:p>354507</text:p>
          </table:table-cell>
          <table:table-cell office:value-type="float" office:value="317878" calcext:value-type="float">
            <text:p>317878</text:p>
          </table:table-cell>
          <table:table-cell office:value-type="float" office:value="36629" calcext:value-type="float">
            <text:p>36629</text:p>
          </table:table-cell>
          <table:table-cell/>
          <table:table-cell table:formula="of:=[.M11]/([.E11]+[.I11]+[.M11])" office:value-type="percentage" office:value="0.761470178575141" calcext:value-type="percentage">
            <text:p>76.15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89612" calcext:value-type="float">
            <text:p>89612</text:p>
          </table:table-cell>
          <table:table-cell office:value-type="float" office:value="85724" calcext:value-type="float">
            <text:p>85724</text:p>
          </table:table-cell>
          <table:table-cell office:value-type="float" office:value="3888" calcext:value-type="float">
            <text:p>3888</text:p>
          </table:table-cell>
          <table:table-cell/>
          <table:table-cell office:value-type="float" office:value="128024" calcext:value-type="float">
            <text:p>128024</text:p>
          </table:table-cell>
          <table:table-cell office:value-type="float" office:value="123188" calcext:value-type="float">
            <text:p>123188</text:p>
          </table:table-cell>
          <table:table-cell office:value-type="float" office:value="4836" calcext:value-type="float">
            <text:p>4836</text:p>
          </table:table-cell>
          <table:table-cell/>
          <table:table-cell office:value-type="float" office:value="370147" calcext:value-type="float">
            <text:p>370147</text:p>
          </table:table-cell>
          <table:table-cell office:value-type="float" office:value="331333" calcext:value-type="float">
            <text:p>331333</text:p>
          </table:table-cell>
          <table:table-cell office:value-type="float" office:value="38814" calcext:value-type="float">
            <text:p>38814</text:p>
          </table:table-cell>
          <table:table-cell/>
          <table:table-cell table:formula="of:=[.M12]/([.E12]+[.I12]+[.M12])" office:value-type="percentage" office:value="0.816483655181118" calcext:value-type="percentage">
            <text:p>81.6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80083" calcext:value-type="float">
            <text:p>180083</text:p>
          </table:table-cell>
          <table:table-cell office:value-type="float" office:value="174054" calcext:value-type="float">
            <text:p>174054</text:p>
          </table:table-cell>
          <table:table-cell office:value-type="float" office:value="6029" calcext:value-type="float">
            <text:p>6029</text:p>
          </table:table-cell>
          <table:table-cell/>
          <table:table-cell office:value-type="float" office:value="137016" calcext:value-type="float">
            <text:p>137016</text:p>
          </table:table-cell>
          <table:table-cell office:value-type="float" office:value="130824" calcext:value-type="float">
            <text:p>130824</text:p>
          </table:table-cell>
          <table:table-cell office:value-type="float" office:value="6192" calcext:value-type="float">
            <text:p>6192</text:p>
          </table:table-cell>
          <table:table-cell/>
          <table:table-cell office:value-type="float" office:value="351751" calcext:value-type="float">
            <text:p>351751</text:p>
          </table:table-cell>
          <table:table-cell office:value-type="float" office:value="315482" calcext:value-type="float">
            <text:p>315482</text:p>
          </table:table-cell>
          <table:table-cell office:value-type="float" office:value="36269" calcext:value-type="float">
            <text:p>36269</text:p>
          </table:table-cell>
          <table:table-cell/>
          <table:table-cell table:formula="of:=[.M13]/([.E13]+[.I13]+[.M13])" office:value-type="percentage" office:value="0.747968653330584" calcext:value-type="percentage">
            <text:p>74.8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80743" calcext:value-type="float">
            <text:p>180743</text:p>
          </table:table-cell>
          <table:table-cell office:value-type="float" office:value="174856" calcext:value-type="float">
            <text:p>174856</text:p>
          </table:table-cell>
          <table:table-cell office:value-type="float" office:value="5887" calcext:value-type="float">
            <text:p>5887</text:p>
          </table:table-cell>
          <table:table-cell/>
          <table:table-cell office:value-type="float" office:value="131351" calcext:value-type="float">
            <text:p>131351</text:p>
          </table:table-cell>
          <table:table-cell office:value-type="float" office:value="125200" calcext:value-type="float">
            <text:p>125200</text:p>
          </table:table-cell>
          <table:table-cell office:value-type="float" office:value="6151" calcext:value-type="float">
            <text:p>6151</text:p>
          </table:table-cell>
          <table:table-cell/>
          <table:table-cell office:value-type="float" office:value="352326" calcext:value-type="float">
            <text:p>352326</text:p>
          </table:table-cell>
          <table:table-cell office:value-type="float" office:value="316025" calcext:value-type="float">
            <text:p>316025</text:p>
          </table:table-cell>
          <table:table-cell office:value-type="float" office:value="36301" calcext:value-type="float">
            <text:p>36301</text:p>
          </table:table-cell>
          <table:table-cell/>
          <table:table-cell table:formula="of:=[.M14]/([.E14]+[.I14]+[.M14])" office:value-type="percentage" office:value="0.750967127991891" calcext:value-type="percentage">
            <text:p>75.1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28866" calcext:value-type="float">
            <text:p>128866</text:p>
          </table:table-cell>
          <table:table-cell office:value-type="float" office:value="125000" calcext:value-type="float">
            <text:p>125000</text:p>
          </table:table-cell>
          <table:table-cell office:value-type="float" office:value="3866" calcext:value-type="float">
            <text:p>3866</text:p>
          </table:table-cell>
          <table:table-cell/>
          <table:table-cell office:value-type="float" office:value="153063" calcext:value-type="float">
            <text:p>153063</text:p>
          </table:table-cell>
          <table:table-cell office:value-type="float" office:value="146821" calcext:value-type="float">
            <text:p>146821</text:p>
          </table:table-cell>
          <table:table-cell office:value-type="float" office:value="6242" calcext:value-type="float">
            <text:p>6242</text:p>
          </table:table-cell>
          <table:table-cell/>
          <table:table-cell office:value-type="float" office:value="355756" calcext:value-type="float">
            <text:p>355756</text:p>
          </table:table-cell>
          <table:table-cell office:value-type="float" office:value="318450" calcext:value-type="float">
            <text:p>318450</text:p>
          </table:table-cell>
          <table:table-cell office:value-type="float" office:value="37306" calcext:value-type="float">
            <text:p>37306</text:p>
          </table:table-cell>
          <table:table-cell/>
          <table:table-cell table:formula="of:=[.M15]/([.E15]+[.I15]+[.M15])" office:value-type="percentage" office:value="0.78681402117518" calcext:value-type="percentage">
            <text:p>78.6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2262" calcext:value-type="float">
            <text:p>152262</text:p>
          </table:table-cell>
          <table:table-cell office:value-type="float" office:value="148185" calcext:value-type="float">
            <text:p>148185</text:p>
          </table:table-cell>
          <table:table-cell office:value-type="float" office:value="4077" calcext:value-type="float">
            <text:p>4077</text:p>
          </table:table-cell>
          <table:table-cell/>
          <table:table-cell office:value-type="float" office:value="165916" calcext:value-type="float">
            <text:p>165916</text:p>
          </table:table-cell>
          <table:table-cell office:value-type="float" office:value="159038" calcext:value-type="float">
            <text:p>159038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float" office:value="348871" calcext:value-type="float">
            <text:p>348871</text:p>
          </table:table-cell>
          <table:table-cell office:value-type="float" office:value="311309" calcext:value-type="float">
            <text:p>311309</text:p>
          </table:table-cell>
          <table:table-cell office:value-type="float" office:value="37562" calcext:value-type="float">
            <text:p>37562</text:p>
          </table:table-cell>
          <table:table-cell/>
          <table:table-cell table:formula="of:=[.M16]/([.E16]+[.I16]+[.M16])" office:value-type="percentage" office:value="0.77420285673063" calcext:value-type="percentage">
            <text:p>77.42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41070" calcext:value-type="float">
            <text:p>141070</text:p>
          </table:table-cell>
          <table:table-cell office:value-type="float" office:value="135404" calcext:value-type="float">
            <text:p>135404</text:p>
          </table:table-cell>
          <table:table-cell office:value-type="float" office:value="5666" calcext:value-type="float">
            <text:p>5666</text:p>
          </table:table-cell>
          <table:table-cell/>
          <table:table-cell office:value-type="float" office:value="173626" calcext:value-type="float">
            <text:p>173626</text:p>
          </table:table-cell>
          <table:table-cell office:value-type="float" office:value="166505" calcext:value-type="float">
            <text:p>166505</text:p>
          </table:table-cell>
          <table:table-cell office:value-type="float" office:value="7121" calcext:value-type="float">
            <text:p>7121</text:p>
          </table:table-cell>
          <table:table-cell/>
          <table:table-cell office:value-type="float" office:value="351011" calcext:value-type="float">
            <text:p>351011</text:p>
          </table:table-cell>
          <table:table-cell office:value-type="float" office:value="313984" calcext:value-type="float">
            <text:p>313984</text:p>
          </table:table-cell>
          <table:table-cell office:value-type="float" office:value="37027" calcext:value-type="float">
            <text:p>37027</text:p>
          </table:table-cell>
          <table:table-cell/>
          <table:table-cell table:formula="of:=[.M17]/([.E17]+[.I17]+[.M17])" office:value-type="percentage" office:value="0.743305094953226" calcext:value-type="percentage">
            <text:p>74.33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71388" calcext:value-type="float">
            <text:p>171388</text:p>
          </table:table-cell>
          <table:table-cell office:value-type="float" office:value="165370" calcext:value-type="float">
            <text:p>165370</text:p>
          </table:table-cell>
          <table:table-cell office:value-type="float" office:value="6018" calcext:value-type="float">
            <text:p>6018</text:p>
          </table:table-cell>
          <table:table-cell/>
          <table:table-cell office:value-type="float" office:value="153052" calcext:value-type="float">
            <text:p>153052</text:p>
          </table:table-cell>
          <table:table-cell office:value-type="float" office:value="146393" calcext:value-type="float">
            <text:p>146393</text:p>
          </table:table-cell>
          <table:table-cell office:value-type="float" office:value="6659" calcext:value-type="float">
            <text:p>6659</text:p>
          </table:table-cell>
          <table:table-cell/>
          <table:table-cell office:value-type="float" office:value="346535" calcext:value-type="float">
            <text:p>346535</text:p>
          </table:table-cell>
          <table:table-cell office:value-type="float" office:value="310001" calcext:value-type="float">
            <text:p>310001</text:p>
          </table:table-cell>
          <table:table-cell office:value-type="float" office:value="36534" calcext:value-type="float">
            <text:p>36534</text:p>
          </table:table-cell>
          <table:table-cell/>
          <table:table-cell table:formula="of:=[.M18]/([.E18]+[.I18]+[.M18])" office:value-type="percentage" office:value="0.742394992989372" calcext:value-type="percentage">
            <text:p>74.24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31140" calcext:value-type="float">
            <text:p>131140</text:p>
          </table:table-cell>
          <table:table-cell office:value-type="float" office:value="125627" calcext:value-type="float">
            <text:p>125627</text:p>
          </table:table-cell>
          <table:table-cell office:value-type="float" office:value="5513" calcext:value-type="float">
            <text:p>5513</text:p>
          </table:table-cell>
          <table:table-cell/>
          <table:table-cell office:value-type="float" office:value="174782" calcext:value-type="float">
            <text:p>174782</text:p>
          </table:table-cell>
          <table:table-cell office:value-type="float" office:value="167720" calcext:value-type="float">
            <text:p>167720</text:p>
          </table:table-cell>
          <table:table-cell office:value-type="float" office:value="7062" calcext:value-type="float">
            <text:p>7062</text:p>
          </table:table-cell>
          <table:table-cell/>
          <table:table-cell office:value-type="float" office:value="349999" calcext:value-type="float">
            <text:p>349999</text:p>
          </table:table-cell>
          <table:table-cell office:value-type="float" office:value="313489" calcext:value-type="float">
            <text:p>313489</text:p>
          </table:table-cell>
          <table:table-cell office:value-type="float" office:value="36510" calcext:value-type="float">
            <text:p>36510</text:p>
          </table:table-cell>
          <table:table-cell/>
          <table:table-cell table:formula="of:=[.M19]/([.E19]+[.I19]+[.M19])" office:value-type="percentage" office:value="0.743811755118672" calcext:value-type="percentage">
            <text:p>74.38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0906" calcext:value-type="float">
            <text:p>160906</text:p>
          </table:table-cell>
          <table:table-cell office:value-type="float" office:value="155156" calcext:value-type="float">
            <text:p>155156</text:p>
          </table:table-cell>
          <table:table-cell office:value-type="float" office:value="5750" calcext:value-type="float">
            <text:p>5750</text:p>
          </table:table-cell>
          <table:table-cell/>
          <table:table-cell office:value-type="float" office:value="167399" calcext:value-type="float">
            <text:p>167399</text:p>
          </table:table-cell>
          <table:table-cell office:value-type="float" office:value="160718" calcext:value-type="float">
            <text:p>160718</text:p>
          </table:table-cell>
          <table:table-cell office:value-type="float" office:value="6681" calcext:value-type="float">
            <text:p>6681</text:p>
          </table:table-cell>
          <table:table-cell/>
          <table:table-cell office:value-type="float" office:value="344971" calcext:value-type="float">
            <text:p>344971</text:p>
          </table:table-cell>
          <table:table-cell office:value-type="float" office:value="308686" calcext:value-type="float">
            <text:p>308686</text:p>
          </table:table-cell>
          <table:table-cell office:value-type="float" office:value="36285" calcext:value-type="float">
            <text:p>36285</text:p>
          </table:table-cell>
          <table:table-cell/>
          <table:table-cell table:formula="of:=[.M20]/([.E20]+[.I20]+[.M20])" office:value-type="percentage" office:value="0.744827161507513" calcext:value-type="percentage">
            <text:p>74.4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4525" calcext:value-type="float">
            <text:p>154525</text:p>
          </table:table-cell>
          <table:table-cell office:value-type="float" office:value="148853" calcext:value-type="float">
            <text:p>148853</text:p>
          </table:table-cell>
          <table:table-cell office:value-type="float" office:value="5672" calcext:value-type="float">
            <text:p>5672</text:p>
          </table:table-cell>
          <table:table-cell/>
          <table:table-cell office:value-type="float" office:value="162930" calcext:value-type="float">
            <text:p>162930</text:p>
          </table:table-cell>
          <table:table-cell office:value-type="float" office:value="155832" calcext:value-type="float">
            <text:p>155832</text:p>
          </table:table-cell>
          <table:table-cell office:value-type="float" office:value="7098" calcext:value-type="float">
            <text:p>7098</text:p>
          </table:table-cell>
          <table:table-cell/>
          <table:table-cell office:value-type="float" office:value="347069" calcext:value-type="float">
            <text:p>347069</text:p>
          </table:table-cell>
          <table:table-cell office:value-type="float" office:value="310751" calcext:value-type="float">
            <text:p>310751</text:p>
          </table:table-cell>
          <table:table-cell office:value-type="float" office:value="36318" calcext:value-type="float">
            <text:p>36318</text:p>
          </table:table-cell>
          <table:table-cell/>
          <table:table-cell table:formula="of:=[.M21]/([.E21]+[.I21]+[.M21])" office:value-type="percentage" office:value="0.739854954367666" calcext:value-type="percentage">
            <text:p>73.99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66978" calcext:value-type="float">
            <text:p>166978</text:p>
          </table:table-cell>
          <table:table-cell office:value-type="float" office:value="160942" calcext:value-type="float">
            <text:p>160942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144452" calcext:value-type="float">
            <text:p>144452</text:p>
          </table:table-cell>
          <table:table-cell office:value-type="float" office:value="137711" calcext:value-type="float">
            <text:p>137711</text:p>
          </table:table-cell>
          <table:table-cell office:value-type="float" office:value="6741" calcext:value-type="float">
            <text:p>6741</text:p>
          </table:table-cell>
          <table:table-cell/>
          <table:table-cell office:value-type="float" office:value="345943" calcext:value-type="float">
            <text:p>345943</text:p>
          </table:table-cell>
          <table:table-cell office:value-type="float" office:value="309600" calcext:value-type="float">
            <text:p>309600</text:p>
          </table:table-cell>
          <table:table-cell office:value-type="float" office:value="36343" calcext:value-type="float">
            <text:p>36343</text:p>
          </table:table-cell>
          <table:table-cell/>
          <table:table-cell table:formula="of:=[.M22]/([.E22]+[.I22]+[.M22])" office:value-type="percentage" office:value="0.739881921824104" calcext:value-type="percentage">
            <text:p>73.99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87579" calcext:value-type="float">
            <text:p>87579</text:p>
          </table:table-cell>
          <table:table-cell office:value-type="float" office:value="83629" calcext:value-type="float">
            <text:p>83629</text:p>
          </table:table-cell>
          <table:table-cell office:value-type="float" office:value="3950" calcext:value-type="float">
            <text:p>3950</text:p>
          </table:table-cell>
          <table:table-cell/>
          <table:table-cell office:value-type="float" office:value="104508" calcext:value-type="float">
            <text:p>104508</text:p>
          </table:table-cell>
          <table:table-cell office:value-type="float" office:value="99712" calcext:value-type="float">
            <text:p>99712</text:p>
          </table:table-cell>
          <table:table-cell office:value-type="float" office:value="4796" calcext:value-type="float">
            <text:p>4796</text:p>
          </table:table-cell>
          <table:table-cell/>
          <table:table-cell office:value-type="float" office:value="380432" calcext:value-type="float">
            <text:p>380432</text:p>
          </table:table-cell>
          <table:table-cell office:value-type="float" office:value="341404" calcext:value-type="float">
            <text:p>341404</text:p>
          </table:table-cell>
          <table:table-cell office:value-type="float" office:value="39028" calcext:value-type="float">
            <text:p>39028</text:p>
          </table:table-cell>
          <table:table-cell/>
          <table:table-cell table:formula="of:=[.M23]/([.E23]+[.I23]+[.M23])" office:value-type="percentage" office:value="0.816929710721313" calcext:value-type="percentage">
            <text:p>81.69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59692" calcext:value-type="float">
            <text:p>159692</text:p>
          </table:table-cell>
          <table:table-cell office:value-type="float" office:value="153850" calcext:value-type="float">
            <text:p>153850</text:p>
          </table:table-cell>
          <table:table-cell office:value-type="float" office:value="5842" calcext:value-type="float">
            <text:p>5842</text:p>
          </table:table-cell>
          <table:table-cell/>
          <table:table-cell office:value-type="float" office:value="149313" calcext:value-type="float">
            <text:p>149313</text:p>
          </table:table-cell>
          <table:table-cell office:value-type="float" office:value="142199" calcext:value-type="float">
            <text:p>142199</text:p>
          </table:table-cell>
          <table:table-cell office:value-type="float" office:value="7114" calcext:value-type="float">
            <text:p>7114</text:p>
          </table:table-cell>
          <table:table-cell/>
          <table:table-cell office:value-type="float" office:value="346746" calcext:value-type="float">
            <text:p>346746</text:p>
          </table:table-cell>
          <table:table-cell office:value-type="float" office:value="310765" calcext:value-type="float">
            <text:p>310765</text:p>
          </table:table-cell>
          <table:table-cell office:value-type="float" office:value="35981" calcext:value-type="float">
            <text:p>35981</text:p>
          </table:table-cell>
          <table:table-cell/>
          <table:table-cell table:formula="of:=[.M24]/([.E24]+[.I24]+[.M24])" office:value-type="percentage" office:value="0.735251445736355" calcext:value-type="percentage">
            <text:p>73.5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4316" calcext:value-type="float">
            <text:p>144316</text:p>
          </table:table-cell>
          <table:table-cell office:value-type="float" office:value="-144316" calcext:value-type="float">
            <text:p>-144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555" calcext:value-type="float">
            <text:p>161555</text:p>
          </table:table-cell>
          <table:table-cell office:value-type="float" office:value="-161555" calcext:value-type="float">
            <text:p>-1615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8779" calcext:value-type="float">
            <text:p>308779</text:p>
          </table:table-cell>
          <table:table-cell office:value-type="float" office:value="-308779" calcext:value-type="float">
            <text:p>-308779</text:p>
          </table:table-cell>
          <table:table-cell/>
          <table:table-cell table:formula="of:=[.M25]/([.E25]+[.I25]+[.M25])" office:value-type="percentage" office:value="0.502365573903848" calcext:value-type="percentage">
            <text:p>50.24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76862" calcext:value-type="float">
            <text:p>176862</text:p>
          </table:table-cell>
          <table:table-cell office:value-type="float" office:value="170643" calcext:value-type="float">
            <text:p>170643</text:p>
          </table:table-cell>
          <table:table-cell office:value-type="float" office:value="6219" calcext:value-type="float">
            <text:p>6219</text:p>
          </table:table-cell>
          <table:table-cell/>
          <table:table-cell office:value-type="float" office:value="137896" calcext:value-type="float">
            <text:p>137896</text:p>
          </table:table-cell>
          <table:table-cell office:value-type="float" office:value="131859" calcext:value-type="float">
            <text:p>131859</text:p>
          </table:table-cell>
          <table:table-cell office:value-type="float" office:value="6037" calcext:value-type="float">
            <text:p>6037</text:p>
          </table:table-cell>
          <table:table-cell/>
          <table:table-cell office:value-type="float" office:value="347273" calcext:value-type="float">
            <text:p>347273</text:p>
          </table:table-cell>
          <table:table-cell office:value-type="float" office:value="310839" calcext:value-type="float">
            <text:p>310839</text:p>
          </table:table-cell>
          <table:table-cell office:value-type="float" office:value="36434" calcext:value-type="float">
            <text:p>36434</text:p>
          </table:table-cell>
          <table:table-cell/>
          <table:table-cell table:formula="of:=[.M26]/([.E26]+[.I26]+[.M26])" office:value-type="percentage" office:value="0.748285068802629" calcext:value-type="percentage">
            <text:p>74.83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74244" calcext:value-type="float">
            <text:p>174244</text:p>
          </table:table-cell>
          <table:table-cell office:value-type="float" office:value="168612" calcext:value-type="float">
            <text:p>168612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float" office:value="150898" calcext:value-type="float">
            <text:p>150898</text:p>
          </table:table-cell>
          <table:table-cell office:value-type="float" office:value="143986" calcext:value-type="float">
            <text:p>143986</text:p>
          </table:table-cell>
          <table:table-cell office:value-type="float" office:value="6912" calcext:value-type="float">
            <text:p>6912</text:p>
          </table:table-cell>
          <table:table-cell/>
          <table:table-cell office:value-type="float" office:value="348542" calcext:value-type="float">
            <text:p>348542</text:p>
          </table:table-cell>
          <table:table-cell office:value-type="float" office:value="312252" calcext:value-type="float">
            <text:p>312252</text:p>
          </table:table-cell>
          <table:table-cell office:value-type="float" office:value="36290" calcext:value-type="float">
            <text:p>36290</text:p>
          </table:table-cell>
          <table:table-cell/>
          <table:table-cell table:formula="of:=[.M27]/([.E27]+[.I27]+[.M27])" office:value-type="percentage" office:value="0.743129786624073" calcext:value-type="percentage">
            <text:p>74.31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35281" calcext:value-type="float">
            <text:p>135281</text:p>
          </table:table-cell>
          <table:table-cell office:value-type="float" office:value="130976" calcext:value-type="float">
            <text:p>130976</text:p>
          </table:table-cell>
          <table:table-cell office:value-type="float" office:value="4305" calcext:value-type="float">
            <text:p>4305</text:p>
          </table:table-cell>
          <table:table-cell/>
          <table:table-cell office:value-type="float" office:value="133944" calcext:value-type="float">
            <text:p>133944</text:p>
          </table:table-cell>
          <table:table-cell office:value-type="float" office:value="126997" calcext:value-type="float">
            <text:p>126997</text:p>
          </table:table-cell>
          <table:table-cell office:value-type="float" office:value="6947" calcext:value-type="float">
            <text:p>6947</text:p>
          </table:table-cell>
          <table:table-cell/>
          <table:table-cell office:value-type="float" office:value="362943" calcext:value-type="float">
            <text:p>362943</text:p>
          </table:table-cell>
          <table:table-cell office:value-type="float" office:value="326041" calcext:value-type="float">
            <text:p>326041</text:p>
          </table:table-cell>
          <table:table-cell office:value-type="float" office:value="36902" calcext:value-type="float">
            <text:p>36902</text:p>
          </table:table-cell>
          <table:table-cell/>
          <table:table-cell table:formula="of:=[.M28]/([.E28]+[.I28]+[.M28])" office:value-type="percentage" office:value="0.766333014910496" calcext:value-type="percentage">
            <text:p>76.63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69877" calcext:value-type="float">
            <text:p>169877</text:p>
          </table:table-cell>
          <table:table-cell office:value-type="float" office:value="164394" calcext:value-type="float">
            <text:p>164394</text:p>
          </table:table-cell>
          <table:table-cell office:value-type="float" office:value="5483" calcext:value-type="float">
            <text:p>5483</text:p>
          </table:table-cell>
          <table:table-cell/>
          <table:table-cell office:value-type="float" office:value="165123" calcext:value-type="float">
            <text:p>165123</text:p>
          </table:table-cell>
          <table:table-cell office:value-type="float" office:value="158248" calcext:value-type="float">
            <text:p>158248</text:p>
          </table:table-cell>
          <table:table-cell office:value-type="float" office:value="6875" calcext:value-type="float">
            <text:p>6875</text:p>
          </table:table-cell>
          <table:table-cell/>
          <table:table-cell office:value-type="float" office:value="349792" calcext:value-type="float">
            <text:p>349792</text:p>
          </table:table-cell>
          <table:table-cell office:value-type="float" office:value="313241" calcext:value-type="float">
            <text:p>313241</text:p>
          </table:table-cell>
          <table:table-cell office:value-type="float" office:value="36551" calcext:value-type="float">
            <text:p>36551</text:p>
          </table:table-cell>
          <table:table-cell/>
          <table:table-cell table:formula="of:=[.M29]/([.E29]+[.I29]+[.M29])" office:value-type="percentage" office:value="0.747326667893435" calcext:value-type="percentage">
            <text:p>74.73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14275" calcext:value-type="float">
            <text:p>114275</text:p>
          </table:table-cell>
          <table:table-cell office:value-type="float" office:value="109822" calcext:value-type="float">
            <text:p>109822</text:p>
          </table:table-cell>
          <table:table-cell office:value-type="float" office:value="4453" calcext:value-type="float">
            <text:p>4453</text:p>
          </table:table-cell>
          <table:table-cell/>
          <table:table-cell office:value-type="float" office:value="134444" calcext:value-type="float">
            <text:p>134444</text:p>
          </table:table-cell>
          <table:table-cell office:value-type="float" office:value="127504" calcext:value-type="float">
            <text:p>127504</text:p>
          </table:table-cell>
          <table:table-cell office:value-type="float" office:value="6940" calcext:value-type="float">
            <text:p>6940</text:p>
          </table:table-cell>
          <table:table-cell/>
          <table:table-cell office:value-type="float" office:value="364907" calcext:value-type="float">
            <text:p>364907</text:p>
          </table:table-cell>
          <table:table-cell office:value-type="float" office:value="327960" calcext:value-type="float">
            <text:p>327960</text:p>
          </table:table-cell>
          <table:table-cell office:value-type="float" office:value="36947" calcext:value-type="float">
            <text:p>36947</text:p>
          </table:table-cell>
          <table:table-cell/>
          <table:table-cell table:formula="of:=[.M30]/([.E30]+[.I30]+[.M30])" office:value-type="percentage" office:value="0.764315266859744" calcext:value-type="percentage">
            <text:p>76.4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63037" calcext:value-type="float">
            <text:p>163037</text:p>
          </table:table-cell>
          <table:table-cell office:value-type="float" office:value="157089" calcext:value-type="float">
            <text:p>157089</text:p>
          </table:table-cell>
          <table:table-cell office:value-type="float" office:value="5948" calcext:value-type="float">
            <text:p>5948</text:p>
          </table:table-cell>
          <table:table-cell/>
          <table:table-cell office:value-type="float" office:value="150719" calcext:value-type="float">
            <text:p>150719</text:p>
          </table:table-cell>
          <table:table-cell office:value-type="float" office:value="143982" calcext:value-type="float">
            <text:p>143982</text:p>
          </table:table-cell>
          <table:table-cell office:value-type="float" office:value="6737" calcext:value-type="float">
            <text:p>6737</text:p>
          </table:table-cell>
          <table:table-cell/>
          <table:table-cell office:value-type="float" office:value="345124" calcext:value-type="float">
            <text:p>345124</text:p>
          </table:table-cell>
          <table:table-cell office:value-type="float" office:value="308894" calcext:value-type="float">
            <text:p>308894</text:p>
          </table:table-cell>
          <table:table-cell office:value-type="float" office:value="36230" calcext:value-type="float">
            <text:p>36230</text:p>
          </table:table-cell>
          <table:table-cell/>
          <table:table-cell table:formula="of:=[.M31]/([.E31]+[.I31]+[.M31])" office:value-type="percentage" office:value="0.740672595318409" calcext:value-type="percentage">
            <text:p>74.07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72256" calcext:value-type="float">
            <text:p>172256</text:p>
          </table:table-cell>
          <table:table-cell office:value-type="float" office:value="166242" calcext:value-type="float">
            <text:p>166242</text:p>
          </table:table-cell>
          <table:table-cell office:value-type="float" office:value="6014" calcext:value-type="float">
            <text:p>6014</text:p>
          </table:table-cell>
          <table:table-cell/>
          <table:table-cell office:value-type="float" office:value="139803" calcext:value-type="float">
            <text:p>139803</text:p>
          </table:table-cell>
          <table:table-cell office:value-type="float" office:value="133563" calcext:value-type="float">
            <text:p>133563</text:p>
          </table:table-cell>
          <table:table-cell office:value-type="float" office:value="6240" calcext:value-type="float">
            <text:p>6240</text:p>
          </table:table-cell>
          <table:table-cell/>
          <table:table-cell office:value-type="float" office:value="347791" calcext:value-type="float">
            <text:p>347791</text:p>
          </table:table-cell>
          <table:table-cell office:value-type="float" office:value="311083" calcext:value-type="float">
            <text:p>311083</text:p>
          </table:table-cell>
          <table:table-cell office:value-type="float" office:value="36708" calcext:value-type="float">
            <text:p>36708</text:p>
          </table:table-cell>
          <table:table-cell/>
          <table:table-cell table:formula="of:=[.M32]/([.E32]+[.I32]+[.M32])" office:value-type="percentage" office:value="0.749724275969119" calcext:value-type="percentage">
            <text:p>74.97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95991" calcext:value-type="float">
            <text:p>95991</text:p>
          </table:table-cell>
          <table:table-cell office:value-type="float" office:value="91847" calcext:value-type="float">
            <text:p>91847</text:p>
          </table:table-cell>
          <table:table-cell office:value-type="float" office:value="4144" calcext:value-type="float">
            <text:p>4144</text:p>
          </table:table-cell>
          <table:table-cell/>
          <table:table-cell office:value-type="float" office:value="147710" calcext:value-type="float">
            <text:p>147710</text:p>
          </table:table-cell>
          <table:table-cell office:value-type="float" office:value="142135" calcext:value-type="float">
            <text:p>142135</text:p>
          </table:table-cell>
          <table:table-cell office:value-type="float" office:value="5575" calcext:value-type="float">
            <text:p>5575</text:p>
          </table:table-cell>
          <table:table-cell/>
          <table:table-cell office:value-type="float" office:value="362730" calcext:value-type="float">
            <text:p>362730</text:p>
          </table:table-cell>
          <table:table-cell office:value-type="float" office:value="323546" calcext:value-type="float">
            <text:p>323546</text:p>
          </table:table-cell>
          <table:table-cell office:value-type="float" office:value="39184" calcext:value-type="float">
            <text:p>39184</text:p>
          </table:table-cell>
          <table:table-cell/>
          <table:table-cell table:formula="of:=[.M33]/([.E33]+[.I33]+[.M33])" office:value-type="percentage" office:value="0.801259636423123" calcext:value-type="percentage">
            <text:p>80.13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755176974208383" calcext:value-type="percentage">
            <text:p>75.5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6:22:44.555340355</dc:date>
    <meta:editing-duration>PT21M10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